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3" style:family="paragraph" style:parent-style-name="Standard">
      <style:text-properties fo:font-size="12pt" fo:font-weight="normal" officeooo:rsid="00757d8f" officeooo:paragraph-rsid="00c1ddab" style:font-size-asian="10.5pt" style:font-weight-asian="normal" style:font-size-complex="12pt" style:font-weight-complex="normal"/>
    </style:style>
    <style:style style:name="P4" style:family="paragraph" style:parent-style-name="Standard">
      <style:text-properties fo:font-size="12pt" fo:font-weight="normal" officeooo:rsid="00775e7a" officeooo:paragraph-rsid="00cb159b" style:font-size-asian="10.5pt" style:font-weight-asian="normal" style:font-size-complex="12pt" style:font-weight-complex="normal"/>
    </style:style>
    <style:style style:name="P5"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6"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P7" style:family="paragraph" style:parent-style-name="Standard">
      <style:text-properties style:font-name="P052" fo:font-size="12pt" fo:font-weight="normal" officeooo:rsid="00775e7a" officeooo:paragraph-rsid="00c1ddab" style:font-size-asian="10.5pt" style:font-weight-asian="normal" style:font-size-complex="12pt" style:font-weight-complex="normal"/>
    </style:style>
    <style:style style:name="P8" style:family="paragraph" style:parent-style-name="Standard">
      <style:text-properties style:font-name="P052" fo:font-size="12pt" fo:font-weight="normal" officeooo:rsid="00c68724" officeooo:paragraph-rsid="00a1a608" style:font-size-asian="10.5pt" style:font-weight-asian="normal" style:font-size-complex="12pt" style:font-weight-complex="normal"/>
    </style:style>
    <style:style style:name="P9" style:family="paragraph" style:parent-style-name="Standard">
      <style:text-properties style:font-name="P052" fo:font-size="12pt" fo:font-weight="normal" officeooo:rsid="00775e7a" officeooo:paragraph-rsid="00dcae18" style:font-size-asian="10.5pt" style:font-weight-asian="normal" style:font-size-complex="12pt" style:font-weight-complex="normal"/>
    </style:style>
    <style:style style:name="P10" style:family="paragraph" style:parent-style-name="Standard">
      <style:text-properties style:font-name="P052" fo:font-size="12pt" fo:font-weight="normal" officeooo:rsid="00775e7a" officeooo:paragraph-rsid="00dfa784" style:font-size-asian="10.5pt" style:font-weight-asian="normal" style:font-size-complex="12pt" style:font-weight-complex="normal"/>
    </style:style>
    <style:style style:name="P11" style:family="paragraph" style:parent-style-name="Standard">
      <style:text-properties style:font-name="P052" fo:font-size="12pt" fo:font-weight="normal" officeooo:rsid="00775e7a" officeooo:paragraph-rsid="00e18df9" style:font-size-asian="10.5pt" style:font-weight-asian="normal" style:font-size-complex="12pt" style:font-weight-complex="normal"/>
    </style:style>
    <style:style style:name="P12" style:family="paragraph" style:parent-style-name="Standard">
      <style:text-properties style:font-name="P052" fo:font-size="12pt" fo:font-weight="normal" officeooo:rsid="00775e7a" officeooo:paragraph-rsid="00e4cb9c" style:font-size-asian="10.5pt" style:font-weight-asian="normal" style:font-size-complex="12pt" style:font-weight-complex="normal"/>
    </style:style>
    <style:style style:name="P13" style:family="paragraph" style:parent-style-name="Standard">
      <style:text-properties style:font-name="P052" fo:font-size="12pt" fo:font-weight="normal" officeooo:rsid="00775e7a" officeooo:paragraph-rsid="00e62bb8" style:font-size-asian="10.5pt" style:font-weight-asian="normal" style:font-size-complex="12pt" style:font-weight-complex="normal"/>
    </style:style>
    <style:style style:name="P14" style:family="paragraph" style:parent-style-name="Standard">
      <style:text-properties style:font-name="P052" fo:font-size="12pt" fo:font-weight="normal" officeooo:rsid="00e4061d" officeooo:paragraph-rsid="00e4061d" style:font-size-asian="10.5pt" style:font-weight-asian="normal" style:font-size-complex="12pt" style:font-weight-complex="normal"/>
    </style:style>
    <style:style style:name="P15" style:family="paragraph" style:parent-style-name="Standard">
      <style:text-properties fo:font-size="12pt" fo:font-weight="normal" officeooo:rsid="00757d8f" officeooo:paragraph-rsid="00dcae18" style:font-size-asian="10.5pt" style:font-weight-asian="normal" style:font-size-complex="12pt" style:font-weight-complex="normal"/>
    </style:style>
    <style:style style:name="P16" style:family="paragraph" style:parent-style-name="Standard">
      <style:text-properties fo:font-size="12pt" fo:font-weight="normal" officeooo:rsid="00757d8f" officeooo:paragraph-rsid="00dfa784" style:font-size-asian="10.5pt" style:font-weight-asian="normal" style:font-size-complex="12pt" style:font-weight-complex="normal"/>
    </style:style>
    <style:style style:name="P17" style:family="paragraph" style:parent-style-name="Standard">
      <style:text-properties fo:font-size="12pt" fo:font-weight="normal" officeooo:rsid="00757d8f" officeooo:paragraph-rsid="00e18df9" style:font-size-asian="10.5pt" style:font-weight-asian="normal" style:font-size-complex="12pt" style:font-weight-complex="normal"/>
    </style:style>
    <style:style style:name="P18" style:family="paragraph" style:parent-style-name="Standard">
      <style:text-properties fo:font-size="12pt" fo:font-weight="normal" officeooo:rsid="00757d8f" officeooo:paragraph-rsid="00e4cb9c" style:font-size-asian="10.5pt" style:font-weight-asian="normal" style:font-size-complex="12pt" style:font-weight-complex="normal"/>
    </style:style>
    <style:style style:name="P19" style:family="paragraph" style:parent-style-name="Standard">
      <style:text-properties fo:font-size="12pt" fo:font-weight="normal" officeooo:rsid="00757d8f" officeooo:paragraph-rsid="00e62bb8" style:font-size-asian="10.5pt" style:font-weight-asian="normal" style:font-size-complex="12pt" style:font-weight-complex="normal"/>
    </style:style>
    <style:style style:name="P20" style:family="paragraph" style:parent-style-name="Standard">
      <style:text-properties fo:font-size="12pt" fo:font-weight="normal" officeooo:rsid="00775e7a" officeooo:paragraph-rsid="00dcae18" style:font-size-asian="10.5pt" style:font-weight-asian="normal" style:font-size-complex="12pt" style:font-weight-complex="normal"/>
    </style:style>
    <style:style style:name="P21" style:family="paragraph" style:parent-style-name="Standard">
      <style:text-properties fo:font-size="12pt" fo:font-weight="normal" officeooo:rsid="00775e7a" officeooo:paragraph-rsid="00dfa784" style:font-size-asian="10.5pt" style:font-weight-asian="normal" style:font-size-complex="12pt" style:font-weight-complex="normal"/>
    </style:style>
    <style:style style:name="P22" style:family="paragraph" style:parent-style-name="Standard">
      <style:text-properties fo:font-size="12pt" fo:font-weight="normal" officeooo:rsid="00775e7a" officeooo:paragraph-rsid="00e18df9" style:font-size-asian="10.5pt" style:font-weight-asian="normal" style:font-size-complex="12pt" style:font-weight-complex="normal"/>
    </style:style>
    <style:style style:name="P23" style:family="paragraph" style:parent-style-name="Standard">
      <style:text-properties fo:font-size="12pt" fo:font-weight="normal" officeooo:rsid="00775e7a" officeooo:paragraph-rsid="00e4cb9c" style:font-size-asian="10.5pt" style:font-weight-asian="normal" style:font-size-complex="12pt" style:font-weight-complex="normal"/>
    </style:style>
    <style:style style:name="P24" style:family="paragraph" style:parent-style-name="Standard">
      <style:text-properties fo:font-size="12pt" fo:font-weight="normal" officeooo:rsid="00775e7a" officeooo:paragraph-rsid="00e62bb8" style:font-size-asian="10.5pt" style:font-weight-asian="normal" style:font-size-complex="12pt" style:font-weight-complex="normal"/>
    </style:style>
    <style:style style:name="P25" style:family="paragraph" style:parent-style-name="Standard">
      <style:text-properties fo:font-size="12pt" fo:font-weight="normal" officeooo:rsid="00dcae18" officeooo:paragraph-rsid="00dcae18" style:font-size-asian="10.5pt" style:font-weight-asian="normal" style:font-size-complex="12pt" style:font-weight-complex="normal"/>
    </style:style>
    <style:style style:name="P26" style:family="paragraph" style:parent-style-name="Standard">
      <style:text-properties fo:font-size="12pt" fo:font-weight="normal" officeooo:rsid="00e2645b" officeooo:paragraph-rsid="00e2645b" style:font-size-asian="10.5pt" style:font-weight-asian="normal" style:font-size-complex="12pt" style:font-weight-complex="normal"/>
    </style:style>
    <style:style style:name="P27" style:family="paragraph" style:parent-style-name="Standard">
      <style:text-properties fo:font-size="12pt" fo:font-weight="normal" officeooo:rsid="00e2c8e7" officeooo:paragraph-rsid="00e2c8e7" style:font-size-asian="10.5pt" style:font-weight-asian="normal" style:font-size-complex="12pt" style:font-weight-complex="normal"/>
    </style:style>
    <style:style style:name="P28" style:family="paragraph" style:parent-style-name="Standard">
      <style:text-properties fo:font-size="12pt" fo:font-weight="normal" officeooo:rsid="00e62bb8" officeooo:paragraph-rsid="00e62bb8" style:font-size-asian="10.5pt" style:font-weight-asian="normal" style:font-size-complex="12pt" style:font-weight-complex="normal"/>
    </style:style>
    <style:style style:name="P29" style:family="paragraph" style:parent-style-name="Standard">
      <style:paragraph-properties fo:break-before="page"/>
      <style:text-properties style:font-name="P052" fo:font-size="12pt" fo:font-weight="normal" officeooo:rsid="00e4061d" officeooo:paragraph-rsid="00e4061d"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b905c3"/>
    </style:style>
    <style:style style:name="T3" style:family="text">
      <style:text-properties style:font-name="P052" officeooo:rsid="00cb159b"/>
    </style:style>
    <style:style style:name="T4" style:family="text">
      <style:text-properties style:font-name="P052" officeooo:rsid="00cb7ef9"/>
    </style:style>
    <style:style style:name="T5" style:family="text">
      <style:text-properties style:font-name="P052" officeooo:rsid="00d9a74f"/>
    </style:style>
    <style:style style:name="T6" style:family="text">
      <style:text-properties style:font-name="P052" officeooo:rsid="00db4de1"/>
    </style:style>
    <style:style style:name="T7" style:family="text">
      <style:text-properties style:font-name="P052" officeooo:rsid="00dcae18"/>
    </style:style>
    <style:style style:name="T8" style:family="text">
      <style:text-properties style:font-name="P052" officeooo:rsid="00deaab4"/>
    </style:style>
    <style:style style:name="T9" style:family="text">
      <style:text-properties style:font-name="P052" officeooo:rsid="00dfa784"/>
    </style:style>
    <style:style style:name="T10" style:family="text">
      <style:text-properties style:font-name="P052" officeooo:rsid="00e18df9"/>
    </style:style>
    <style:style style:name="T11" style:family="text">
      <style:text-properties style:font-name="P052" officeooo:rsid="00e2645b"/>
    </style:style>
    <style:style style:name="T12" style:family="text">
      <style:text-properties style:font-name="P052" officeooo:rsid="00e4cb9c"/>
    </style:style>
    <style:style style:name="T13" style:family="text">
      <style:text-properties style:font-name="P052" officeooo:rsid="00e4061d"/>
    </style:style>
    <style:style style:name="T14" style:family="text">
      <style:text-properties style:font-name="P052" officeooo:rsid="00e62bb8"/>
    </style:style>
    <style:style style:name="T15" style:family="text">
      <style:text-properties style:font-name="P052" officeooo:rsid="00e82b03"/>
    </style:style>
    <style:style style:name="T16" style:family="text">
      <style:text-properties officeooo:rsid="00cb7ef9"/>
    </style:style>
    <style:style style:name="T17" style:family="text">
      <style:text-properties officeooo:rsid="00dfa784"/>
    </style:style>
    <style:style style:name="T18" style:family="text">
      <style:text-properties officeooo:rsid="00e18df9"/>
    </style:style>
    <style:style style:name="T19" style:family="text">
      <style:text-properties officeooo:rsid="00e82b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2"/>
      <text:p text:style-name="P6">mettre des effets de sympaticus dans le lien de base</text:p>
      <text:p text:style-name="P5"/>
      <text:p text:style-name="P5"/>
      <text:p text:style-name="P8"/>
      <text:p text:style-name="P3"><text:span text:style-name="T5">Dé</text:span><text:span text:style-name="T7">voil</text:span><text:span text:style-name="T5">er le fourbe </text:span><text:span text:style-name="T1">(rang </text:span><text:span text:style-name="T3">1</text:span><text:span text:style-name="T1">) : </text:span><text:span text:style-name="T2">Ce </text:span><text:span text:style-name="T3">rite </text:span><text:span text:style-name="T4">p</text:span><text:span text:style-name="T5">ermet de détecter le mensonge</text:span><text:span text:style-name="T4">. </text:span><text:span text:style-name="T5">Il peut être résisté à l’aide de présence </text:span><text:span text:style-name="T6">au lieu</text:span><text:span text:style-name="T5"> de volonté si la cible le souhaite.</text:span></text:p>
      <text:p text:style-name="P4"><text:span text:style-name="T3">Composantes</text:span><text:span text:style-name="T1"> : </text:span><text:span text:style-name="T5">G</text:span><text:span text:style-name="T3">estes.</text:span></text:p>
      <text:p text:style-name="P4"><text:span text:style-name="T3">Portée : </text:span><text:span text:style-name="T5">Sensorielle</text:span><text:span text:style-name="T1">.</text:span></text:p>
      <text:p text:style-name="P7">Durée : <text:span text:style-name="T16">Prolongée</text:span>.</text:p>
      <text:p text:style-name="P15"><text:span text:style-name="T5"/></text:p>
      <text:p text:style-name="P15"><text:span text:style-name="T7">Odeur du mal</text:span><text:span text:style-name="T5"> </text:span><text:span text:style-name="T1">(rang </text:span><text:span text:style-name="T3">1</text:span><text:span text:style-name="T1">) : </text:span><text:span text:style-name="T2">Ce </text:span><text:span text:style-name="T3">rite </text:span><text:span text:style-name="T4">p</text:span><text:span text:style-name="T5">ermet </text:span><text:span text:style-name="T7">« renifler » l’odeur du mal, la précision du résultat dépend du nombre d’incréments :</text:span></text:p>
      <text:p text:style-name="P25"><text:span text:style-name="T1">pas d’incrément : ;</text:span></text:p>
      <text:p text:style-name="P25"><text:span text:style-name="T1">1 incrément : zone générale (« il y a du mal dans cette maison ! ») ;</text:span></text:p>
      <text:p text:style-name="P25"><text:span text:style-name="T1">2 incréments : localisation précise (« quelqu’un dans cette pièce... ») ;</text:span></text:p>
      <text:p text:style-name="P25"><text:span text:style-name="T1">3 incréments : le type de mal est détecté (« l’une de ces 3 personnes est habitée par la pulsion ! »).</text:span></text:p>
      <text:p text:style-name="P25"><text:span text:style-name="T1">Fort heureusement, la définition du temple avesti de ce qu’est le « mal » est assez large.</text:span></text:p>
      <text:p text:style-name="P20"><text:span text:style-name="T3">Composantes</text:span><text:span text:style-name="T1"> : </text:span><text:span text:style-name="T5">G</text:span><text:span text:style-name="T3">estes, </text:span><text:span text:style-name="T7">prière</text:span><text:span text:style-name="T3">.</text:span></text:p>
      <text:p text:style-name="P20"><text:span text:style-name="T3">Portée : </text:span><text:span text:style-name="T5">Sensorielle</text:span><text:span text:style-name="T1">.</text:span></text:p>
      <text:p text:style-name="P9">Durée : <text:span text:style-name="T16">Prolongée</text:span>.</text:p>
      <text:p text:style-name="P9"/>
      <text:p text:style-name="P15"><text:span text:style-name="T7">Aiguillon de la conscience</text:span><text:span text:style-name="T5"> </text:span><text:span text:style-name="T1">(rang </text:span><text:span text:style-name="T8">2</text:span><text:span text:style-name="T1">) : </text:span><text:span text:style-name="T8">Haranguant sa cible, le théurge force celle-ci à confesser son péché (la règle de résistance s’applique normalement).</text:span></text:p>
      <text:p text:style-name="P20"><text:span text:style-name="T3">Composantes</text:span><text:span text:style-name="T1"> : </text:span><text:span text:style-name="T8">Liturgie, g</text:span><text:span text:style-name="T3">estes.</text:span></text:p>
      <text:p text:style-name="P20"><text:span text:style-name="T3">Portée : </text:span><text:span text:style-name="T5">Sensorielle</text:span><text:span text:style-name="T1">.</text:span></text:p>
      <text:p text:style-name="P9">Durée : <text:span text:style-name="T16">Prolongée</text:span>.</text:p>
      <text:p text:style-name="P9"/>
      <text:p text:style-name="P16"><text:span text:style-name="T9">Porter le flambeau</text:span><text:span text:style-name="T5"> </text:span><text:span text:style-name="T1">(rang </text:span><text:span text:style-name="T8">2</text:span><text:span text:style-name="T1">) : </text:span><text:span text:style-name="T9">Par ce rite, le théurge peut créer une flamme sans combustible</text:span><text:span text:style-name="T8">. À </text:span><text:span text:style-name="T9">l’expiration du délai, la flamme s’éteindra si elle n’est pas alimentée mais un point d’anima peut être dépensé pour la maintenir pendant une période supplémentaire de même durée.</text:span></text:p>
      <text:p text:style-name="P21"><text:span text:style-name="T3">Composantes</text:span><text:span text:style-name="T1"> : </text:span><text:span text:style-name="T9">G</text:span><text:span text:style-name="T3">estes.</text:span></text:p>
      <text:p text:style-name="P21"><text:span text:style-name="T3">Portée : </text:span><text:span text:style-name="T9">Toucher</text:span><text:span text:style-name="T1">.</text:span></text:p>
      <text:p text:style-name="P10">Durée : <text:span text:style-name="T17">Étendue</text:span>.</text:p>
      <text:p text:style-name="P10"/>
      <text:p text:style-name="P17"><text:span text:style-name="T10">Faille du sans-âme</text:span><text:span text:style-name="T5"> </text:span><text:span text:style-name="T1">(rang </text:span><text:span text:style-name="T10">3</text:span><text:span text:style-name="T1">) : </text:span><text:span text:style-name="T11">Le théurge cause une panne dans un objet de haute tech faisant moins de 5kg par rang de théurgie (+5kg par point d’anima supplémentaire). La sévérité du dysfonctionnement dépendant du nombre d’incréments :</text:span></text:p>
      <text:p text:style-name="P26"><text:span text:style-name="T1">pas d’incrément : problème mineur ne gênant que très peu de temps (enrayement...) ;</text:span></text:p>
      <text:p text:style-name="P26"><text:span text:style-name="T1">1 incrément : problème ne pouvant pas être réglé dans la scène (surchauffe...) ;</text:span></text:p>
      <text:p text:style-name="P26"><text:span text:style-name="T1">2 incréments : machine hors service de façon permanente ;</text:span></text:p>
      <text:p text:style-name="P26"><text:span text:style-name="T1">3 incréments : machine totalement détruite, avec potentiel dégâts alentour.</text:span></text:p>
      <text:p text:style-name="P27"><text:span text:style-name="T1">Ce rite fut conçu peu après la Chute.</text:span></text:p>
      <text:p text:style-name="P22"><text:span text:style-name="T3">Composantes</text:span><text:span text:style-name="T1"> : </text:span><text:span text:style-name="T10">Liturgie, g</text:span><text:span text:style-name="T3">estes.</text:span></text:p>
      <text:p text:style-name="P22"><text:span text:style-name="T3">Portée : </text:span><text:span text:style-name="T10">Sensorielle</text:span><text:span text:style-name="T1">.</text:span></text:p>
      <text:p text:style-name="P11">Durée : <text:span text:style-name="T18">Variable</text:span>.</text:p>
      <text:p text:style-name="P11"/>
      <text:p text:style-name="P18"><text:span text:style-name="T12">Projection de flamme du Prophète</text:span><text:span text:style-name="T5"> </text:span><text:span text:style-name="T1">(rang </text:span><text:span text:style-name="T12">3</text:span><text:span text:style-name="T1">) : </text:span><text:span text:style-name="T12">Ce rite est identique au rite de rang 2 porter le flambeau mais la portée est sensorielle.</text:span></text:p>
      <text:p text:style-name="P18"><text:soft-page-break/><text:span text:style-name="T13">Terrible majesté (rang </text:span><text:span text:style-name="T12">4</text:span><text:span text:style-name="T13">) : ce rite est identique au rite des frères de Bataille de même nom.</text:span></text:p>
      <text:p text:style-name="P14"/>
      <text:p text:style-name="P18"><text:span text:style-name="T12">Injonction inquisitoire</text:span><text:span text:style-name="T5"> </text:span><text:span text:style-name="T1">(rang </text:span><text:span text:style-name="T12">4</text:span><text:span text:style-name="T1">) : </text:span><text:span text:style-name="T14">Par c</text:span><text:span text:style-name="T12">e rite, </text:span><text:span text:style-name="T14">le théurge</text:span><text:span text:style-name="T12"> contraint </text:span><text:span text:style-name="T14">s</text:span><text:span text:style-name="T12">a cible à ne dire que la vérité durant toute sa durée d’activation</text:span><text:span text:style-name="T9">.</text:span></text:p>
      <text:p text:style-name="P23"><text:span text:style-name="T3">Composantes</text:span><text:span text:style-name="T1"> : </text:span><text:span text:style-name="T12">Liturgie</text:span><text:span text:style-name="T3">.</text:span></text:p>
      <text:p text:style-name="P23"><text:span text:style-name="T3">Portée : </text:span><text:span text:style-name="T12">Sensorielle</text:span><text:span text:style-name="T1">.</text:span></text:p>
      <text:p text:style-name="P12">Durée : <text:span text:style-name="T17">Étendue</text:span>.</text:p>
      <text:p text:style-name="P12"/>
      <text:p text:style-name="P19"><text:span text:style-name="T14">Supplice des damné </text:span><text:span text:style-name="T1">(rang </text:span><text:span text:style-name="T12">4</text:span><text:span text:style-name="T1">) : </text:span><text:span text:style-name="T14">Ce rite est mécaniquement identique au pouvoir psi rafale mentale du chemin de la psyché mais il emploie d’horribles images de la géhenne et soumet la cible à la sensation des abominables tortures infernales ou des terreurs glacées des limbes éternelles.</text:span></text:p>
      <text:p text:style-name="P24"><text:span text:style-name="T3">Composantes</text:span><text:span text:style-name="T1"> : </text:span><text:span text:style-name="T12">Liturgie, </text:span><text:span text:style-name="T14">geste</text:span><text:span text:style-name="T3">.</text:span></text:p>
      <text:p text:style-name="P13"><text:span text:style-name="T1"/></text:p>
      <text:p text:style-name="P19"><text:span text:style-name="T14">Pétition à Jachemuyelos, seigneur du jugement</text:span><text:span text:style-name="T5"> </text:span><text:span text:style-name="T1">(rang </text:span><text:span text:style-name="T14">5</text:span><text:span text:style-name="T1">) : </text:span><text:span text:style-name="T9">Ce rite permet d’invoquer cette puissance incorporelle de l’empyrée qui, d’après les eskatoniques, commande à la </text:span><text:span text:style-name="T14">quatri</text:span><text:span text:style-name="T9">ème émanation du soleil céleste avec rang d</text:span><text:span text:style-name="T14">e dominion</text:span><text:span text:style-name="T9">.</text:span></text:p>
      <text:p text:style-name="P28"><text:span text:style-name="T1">La sévérité des sentences de </text:span><text:span text:style-name="T9">J</text:span><text:span text:style-name="T1">achemuyelos terrifie les avestites eux-mêmes, mais ses jugements sont de la plus extrême et rigoureuse justice, un innocent n’a rien à craindre de lui et seuls les plus déviants auront à subir ses plus terribles punitions. Toute interaction avec lui doit l’être dans le plus grand respect des formes et procédures, dans un jargon légal fort précis. Jachemuyelos apparaît sous la forme d’un vieil homme portant une balance de </text:span></text:p>
      <text:p text:style-name="P24"><text:span text:style-name="T3">Composantes</text:span><text:span text:style-name="T1"> : </text:span><text:span text:style-name="T12">Liturgie, </text:span><text:span text:style-name="T15">gestes, prière</text:span><text:span text:style-name="T3">.</text:span></text:p>
      <text:p text:style-name="P24"><text:span text:style-name="T3">Portée : </text:span><text:span text:style-name="T15">Variable</text:span><text:span text:style-name="T1">.</text:span></text:p>
      <text:p text:style-name="P13">Durée : <text:span text:style-name="T19">Variable</text:span>.</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5T20:31:29.099946438</dc:date>
    <meta:editing-duration>P1DT2H19M16S</meta:editing-duration>
    <meta:editing-cycles>139</meta:editing-cycles>
    <meta:document-statistic meta:table-count="0" meta:image-count="0" meta:object-count="0" meta:page-count="3" meta:paragraph-count="45" meta:word-count="596" meta:character-count="3505" meta:non-whitespace-character-count="2953"/>
  </office:meta>
</office:document-meta>
</file>